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/>
          <table:table-cell office:value-type="string" calcext:value-type="string">
            <text:p>Working on Pluck Sla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6:08:26.6302931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8:44:10.937901736</meta:creation-date>
    <dc:date>2024-11-19T16:09:25.966761445</dc:date>
    <meta:editing-duration>PT17H53M21S</meta:editing-duration>
    <meta:editing-cycles>24</meta:editing-cycles>
    <meta:generator>LibreOffice/24.2.7.2$Linux_X86_64 LibreOffice_project/420$Build-2</meta:generator>
    <meta:document-statistic meta:table-count="1" meta:cell-count="94" meta:object-count="0"/>
  </office:meta>
</office:document-meta>
</file>